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Nimbus Mono PS" svg:font-family="'Nimbus Mono PS'" style:font-pitch="fixed"/>
    <style:font-face style:name="Source Code Pro Light" svg:font-family="'Source Code Pro Light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Nimbus Mono PS" fo:font-size="10pt" officeooo:rsid="00181074" officeooo:paragraph-rsid="00181074" style:font-size-asian="10pt" style:font-size-complex="10pt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imbus Mono PS" fo:font-size="10pt" officeooo:rsid="00181074" officeooo:paragraph-rsid="00181074" style:font-size-asian="10pt" style:font-size-complex="10pt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1.9661in"/>
          <style:tab-stop style:position="3.9972in"/>
          <style:tab-stop style:position="5.9374in"/>
        </style:tab-stops>
      </style:paragraph-properties>
      <style:text-properties style:font-name="Nimbus Mono PS" fo:font-size="10pt" officeooo:rsid="00181074" officeooo:paragraph-rsid="00181074" style:font-size-asian="10pt" style:font-size-complex="10pt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1.1846in"/>
          <style:tab-stop style:position="2.1874in"/>
        </style:tab-stops>
      </style:paragraph-properties>
      <style:text-properties style:font-name="Nimbus Mono PS" fo:font-size="10pt" officeooo:rsid="00181074" officeooo:paragraph-rsid="00181074" style:font-size-asian="10pt" style:font-size-complex="10pt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1.1846in"/>
          <style:tab-stop style:position="2.3181in"/>
        </style:tab-stops>
      </style:paragraph-properties>
      <style:text-properties style:font-name="Nimbus Mono PS" fo:font-size="10pt" officeooo:rsid="00181074" officeooo:paragraph-rsid="00181074" style:font-size-asian="10pt" style:font-size-complex="10pt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1.0681in"/>
          <style:tab-stop style:position="2.0575in"/>
          <style:tab-stop style:position="3.1902in"/>
        </style:tab-stops>
      </style:paragraph-properties>
      <style:text-properties style:font-name="Nimbus Mono PS" fo:font-size="10pt" officeooo:rsid="00181074" officeooo:paragraph-rsid="00181074" style:font-size-asian="10pt" style:font-size-complex="10pt"/>
    </style:style>
    <style:style style:name="T1" style:family="text">
      <style:text-properties officeooo:rsid="00185b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ision tree, cross on, v=5</text:p>
      <text:p text:style-name="P2"/>
      <text:p text:style-name="P2"><text:bookmark-start text:name="__DdeLink__612_1052404276"/>90.7187853426556<text:tab/>90.2810313681028<text:tab/>95.9715036753591<text:tab/>98.4900564940791</text:p>
      <text:p text:style-name="P2">83.3691405139834<text:tab/>91.9635006046863<text:tab/>88.9427807067272<text:tab/>97.8362783793147</text:p>
      <text:p text:style-name="P2">87.8035966395818<text:tab/>86.0694684555304<text:tab/>87.0539980316201<text:tab/>93.4565922115143<text:bookmark-end text:name="__DdeLink__612_1052404276"/></text:p>
      <text:p text:style-name="P2"/>
      <text:p text:style-name="P2"><text:bookmark-start text:name="__DdeLink__592_1052404276"/>======= Atributos Relevantes ==========</text:p>
      <text:p text:style-name="P2">Grupo <text:s/>1: <text:s/>petallength <text:s text:c="2"/>petalwidth <text:s/></text:p>
      <text:p text:style-name="P2">Grupo <text:s/>2: <text:s/>petalwidth <text:s/></text:p>
      <text:p text:style-name="P2">Grupo <text:s/>3: <text:s/>petalwidth <text:s/></text:p>
      <text:p text:style-name="P2">======= ================== ===========<text:bookmark-end text:name="__DdeLink__592_1052404276"/></text:p>
      <text:p text:style-name="P2"/>
      <text:p text:style-name="P2">===== Faixas dos Atributos por GRUPO =====</text:p>
      <text:p text:style-name="P2"/>
      <text:p text:style-name="P3"><text:bookmark-start text:name="__DdeLink__594_1052404276"/>GRUPO 1<text:tab/><text:span text:style-name="T1">FAIXA 1<text:tab/>FAIXA 2<text:tab/>FAIXA 3</text:span></text:p>
      <text:p text:style-name="P2">sepallength = <text:tab/>[4.300000 ~ 4.700000] <text:s/><text:tab/>]4.700000 ~ 5.200000] <text:tab/>]5.200000 ~ 5.800000]</text:p>
      <text:p text:style-name="P2">sepalwidth = <text:tab/>[2.300000 ~ 3.200000] <text:s/><text:tab/>]3.200000 ~ 3.700000] <text:tab/>]3.700000 ~ 4.400000]</text:p>
      <text:p text:style-name="P2">petallength = <text:tab/>[1.000000 ~ 1.200000] <text:s/><text:tab/>]1.200000 ~ 1.500000] <text:tab/>]1.500000 ~ 1.900000]</text:p>
      <text:p text:style-name="P2">petalwidth = <text:tab/>[0.100000 ~ 0.200000] <text:s/><text:tab/>]0.200000 ~ 0.400000] <text:tab/>]0.400000 ~ 0.600000]</text:p>
      <text:p text:style-name="P2"/>
      <text:p text:style-name="P2">GRUPO 2</text:p>
      <text:p text:style-name="P2">sepallength = <text:tab/>[4.900000 ~ 5.600000] <text:s/><text:tab/>]5.600000 ~ 6.300000] <text:tab/>]6.300000 ~ 7.000000]</text:p>
      <text:p text:style-name="P2">sepalwidth = <text:tab/>[2.000000 ~ 2.400000] <text:s/><text:tab/>]2.400000 ~ 2.800000] <text:tab/>]2.800000 ~ 3.400000]</text:p>
      <text:p text:style-name="P2">petallength = <text:tab/>[3.000000 ~ 3.800000] <text:s/><text:tab/>]3.800000 ~ 4.400000] <text:tab/>]4.400000 ~ 5.100000]</text:p>
      <text:p text:style-name="P2">petalwidth = <text:tab/>[1.000000 ~ 1.200000] <text:s/><text:tab/>]1.200000 ~ 1.500000] <text:tab/>]1.500000 ~ 1.800000]</text:p>
      <text:p text:style-name="P2"/>
      <text:p text:style-name="P2">GRUPO 3</text:p>
      <text:p text:style-name="P2">sepallength = <text:tab/>[4.900000 ~ 6.100000] <text:s/><text:tab/>]6.100000 ~ 6.900000] <text:tab/>]6.900000 ~ 7.900000]</text:p>
      <text:p text:style-name="P2">sepalwidth = <text:tab/>[2.200000 ~ 2.700000] <text:s/><text:tab/>]2.700000 ~ 3.100000] <text:tab/>]3.100000 ~ 3.800000]</text:p>
      <text:p text:style-name="P2">petallength = <text:tab/>[4.500000 ~ 5.200000] <text:s/><text:tab/>]5.200000 ~ 5.800000] <text:tab/>]5.800000 ~ 6.900000]</text:p>
      <text:p text:style-name="P2">petalwidth = <text:tab/>[1.400000 ~ 1.700000] <text:s/><text:tab/>]1.700000 ~ 2.100000] <text:tab/>]2.100000 ~ 2.500000]</text:p>
      <text:p text:style-name="P2"><text:bookmark-end text:name="__DdeLink__594_1052404276"/></text:p>
      <text:p text:style-name="P2"/>
      <text:p text:style-name="P2">===== Faixas dos Atributos que mais se repetem por GRUPO =====</text:p>
      <text:p text:style-name="P2"/>
      <text:p text:style-name="P4">Grupo : 1</text:p>
      <text:p text:style-name="P4">Atributo <text:tab/>Faixa <text:tab/>Qtd_Rep</text:p>
      <text:p text:style-name="P4">sepallength <text:tab/>2 <text:tab/>28</text:p>
      <text:p text:style-name="P4">sepalwidth <text:tab/>2 <text:tab/>22</text:p>
      <text:p text:style-name="P4">petallength <text:tab/>2 <text:tab/>33</text:p>
      <text:p text:style-name="P4">petalwidth <text:tab/>1 <text:tab/>34</text:p>
      <text:p text:style-name="P4"/>
      <text:p text:style-name="P4">Grupo : 2</text:p>
      <text:p text:style-name="P4">Atributo <text:tab/>Faixa <text:tab/>Qtd_Rep</text:p>
      <text:p text:style-name="P4">sepallength <text:tab/>2 <text:tab/>23</text:p>
      <text:p text:style-name="P4">sepalwidth <text:tab/>3 <text:tab/>23</text:p>
      <text:p text:style-name="P4">petallength <text:tab/>2 <text:tab/>21</text:p>
      <text:p text:style-name="P4">petalwidth <text:tab/>2 <text:tab/>30</text:p>
      <text:p text:style-name="P4"/>
      <text:p text:style-name="P4">Grupo : 3</text:p>
      <text:p text:style-name="P4">Atributo <text:tab/>Faixa <text:tab/>Qtd_Rep</text:p>
      <text:p text:style-name="P4">sepallength <text:tab/>2 <text:tab/>27</text:p>
      <text:p text:style-name="P4">sepalwidth <text:tab/>2 <text:tab/>26</text:p>
      <text:p text:style-name="P4">petallength <text:tab/>2 <text:tab/>19</text:p>
      <text:p text:style-name="P4">petalwidth <text:tab/>2 <text:tab/>28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===== Rótulos por GRUPO =====</text:p>
      <text:p text:style-name="P5"/>
      <text:p text:style-name="P5"><text:bookmark-start text:name="__DdeLink__596_1052404276"/>Grupo <text:tab/>Atributo <text:tab/>n_Elem <text:tab/>Faixa_Min~Faixa_Max</text:p>
      <text:p text:style-name="P5">1 <text:tab/>petallength <text:tab/>33 <text:tab/>]1.200000 ~ 1.500000]</text:p>
      <text:p text:style-name="P5">1 <text:tab/>petalwidth <text:tab/>34 <text:tab/>[0.100000 ~ 0.200000]</text:p>
      <text:p text:style-name="P5">2 <text:tab/>petalwidth <text:tab/>30 <text:tab/>]1.200000 ~ 1.500000]</text:p>
      <text:p text:style-name="P5">3 <text:tab/>petalwidth <text:tab/>28 <text:tab/>]1.700000 ~ 2.100000]<text:bookmark-end text:name="__DdeLink__596_1052404276"/></text:p>
      <text:p text:style-name="P5"/>
      <text:p text:style-name="P6">===== Erros =====</text:p>
      <text:p text:style-name="P6"><text:bookmark-start text:name="__DdeLink__598_1052404276"/>Grupo <text:tab/>#Elem <text:tab/>Atributos <text:tab/>Acertos <text:tab/>tx_Erros(</text:p>
      <text:p text:style-name="P6">1 <text:tab/>50 <text:tab/>petallength <text:tab/>35 <text:tab/><text:tab/>30.000000</text:p>
      <text:p text:style-name="P6">1 <text:tab/>50 <text:tab/>petalwidth <text:tab/>34 <text:tab/><text:tab/>32.000000</text:p>
      <text:p text:style-name="P6">2 <text:tab/>50 <text:tab/>petalwidth <text:tab/>35 <text:tab/><text:tab/>30.000000</text:p>
      <text:p text:style-name="P6">3 <text:tab/>50 <text:tab/>petalwidth <text:tab/>29 <text:tab/><text:tab/>42.000000<text:bookmark-end text:name="__DdeLink__598_1052404276"/></text:p>
      <text:p text:style-name="P2"/>
      <text:p text:style-name="P2">Cluster=1 #Elem =50 - Nº Reg do Rótulo = 25</text:p>
      <text:p text:style-name="P2">Cluster=2 #Elem =50 - Nº Reg do Rótulo = 35</text:p>
      <text:p text:style-name="P2">Cluster=3 #Elem =50 - Nº Reg do Rótulo = 29</text:p>
      <text:p text:style-name="P2">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Nimbus Mono PS" svg:font-family="'Nimbus Mono PS'" style:font-pitch="fixed"/>
    <style:font-face style:name="Source Code Pro Light" svg:font-family="'Source Code Pro Light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299in" fo:margin-right="0.468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4:14:11.541290224</meta:creation-date>
    <dc:date>2017-11-13T04:34:55.303356158</dc:date>
    <meta:editing-duration>PT2H12M35S</meta:editing-duration>
    <meta:editing-cycles>2</meta:editing-cycles>
    <meta:generator>LibreOffice/5.3.4.2$Linux_X86_64 LibreOffice_project/30m0$Build-2</meta:generator>
    <meta:document-statistic meta:table-count="0" meta:image-count="0" meta:object-count="0" meta:page-count="2" meta:paragraph-count="60" meta:word-count="342" meta:character-count="2396" meta:non-whitespace-character-count="1982"/>
  </office:meta>
</office:document-meta>
</file>